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e2592" officeooo:paragraph-rsid="001e2592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13pt" officeooo:rsid="001e2592" officeooo:paragraph-rsid="001e2592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21a674" officeooo:paragraph-rsid="0021a674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22f909" officeooo:paragraph-rsid="0022f909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22f909" officeooo:paragraph-rsid="0024f7bb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24f7bb" officeooo:paragraph-rsid="0024f7bb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268cd6" officeooo:paragraph-rsid="00268cd6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26fe3f" officeooo:paragraph-rsid="0026fe3f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officeooo:rsid="002880f9" officeooo:paragraph-rsid="002880f9" style:font-size-asian="11.3500003814697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officeooo:rsid="0029f8d0" officeooo:paragraph-rsid="0029f8d0" style:font-size-asian="11.3500003814697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officeooo:rsid="0026fe3f" officeooo:paragraph-rsid="0026fe3f" fo:background-color="#ffff00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officeooo:rsid="002880f9" officeooo:paragraph-rsid="002880f9" fo:background-color="#ffff00" style:font-size-asian="11.3500003814697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size="16pt" officeooo:rsid="001e2592" officeooo:paragraph-rsid="001e2592" style:font-size-asian="14pt" style:font-size-complex="16pt"/>
    </style:style>
    <style:style style:name="T1" style:family="text">
      <style:text-properties officeooo:rsid="0021a674"/>
    </style:style>
    <style:style style:name="T2" style:family="text">
      <style:text-properties officeooo:rsid="0022f909"/>
    </style:style>
    <style:style style:name="T3" style:family="text">
      <style:text-properties officeooo:rsid="0024f7bb"/>
    </style:style>
    <style:style style:name="T4" style:family="text">
      <style:text-properties officeooo:rsid="00268cd6"/>
    </style:style>
    <style:style style:name="T5" style:family="text">
      <style:text-properties officeooo:rsid="002880f9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29f8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RN GIT</text:p>
      <text:p text:style-name="P13"/>
      <text:p text:style-name="P2">1. TO MAKE A FOLDER ---&gt; mkdir</text:p>
      <text:p text:style-name="P2"/>
      <text:p text:style-name="P2">2. To make a file ---&gt; touch</text:p>
      <text:p text:style-name="P2"/>
      <text:p text:style-name="P2">3. To enter eny folder ---&gt; cd</text:p>
      <text:p text:style-name="P2"/>
      <text:p text:style-name="P2">4. To back on previous folder ---&gt; cd ../</text:p>
      <text:p text:style-name="P2"/>
      <text:p text:style-name="P2">5. To Initialized a folder as a Git repository ---&gt; git init</text:p>
      <text:p text:style-name="P2"/>
      <text:p text:style-name="P2">6. <text:span text:style-name="T1">To clone a Folder from git ----&gt; git clone (url which u copied from github)</text:span></text:p>
      <text:p text:style-name="P2"/>
      <text:p text:style-name="P11">git add on stage</text:p>
      <text:p text:style-name="P8"/>
      <text:p text:style-name="P3">7. To cheack status ---&gt; git status</text:p>
      <text:p text:style-name="P3"/>
      <text:p text:style-name="P4">8. To cheack your current directory ---&gt; pwd</text:p>
      <text:p text:style-name="P4"/>
      <text:p text:style-name="P4">9. To add file on stage ---&gt; git add –all <text:span text:style-name="T3">or git add -A</text:span></text:p>
      <text:p text:style-name="P4"/>
      <text:p text:style-name="P4">10. To back from the stage ---&gt; git reset</text:p>
      <text:p text:style-name="P4"/>
      <text:p text:style-name="P5">11. <text:s/>To add <text:span text:style-name="T3">specific </text:span>file on stage ---<text:span text:style-name="T3">&gt; git add .</text:span></text:p>
      <text:p text:style-name="P5"/>
      <text:p text:style-name="P6">12. <text:s/><text:span text:style-name="T2">To add file on stage </text:span>but not the deleted file ---&gt; git add *</text:p>
      <text:p text:style-name="P6"/>
      <text:p text:style-name="P6">13. <text:span text:style-name="T4">To add a specific file on stage ---&gt; git add folderName/fileName</text:span></text:p>
      <text:p text:style-name="P6"/>
      <text:p text:style-name="P7">14. To add specific file on stage ---&gt; git add *.extention (like .txt)</text:p>
      <text:p text:style-name="P7"/>
      <text:p text:style-name="P8"><text:span text:style-name="T7">git commit on Local Repository</text:span></text:p>
      <text:p text:style-name="P7"/>
      <text:p text:style-name="P7">15. <text:span text:style-name="T5">To Commit Your file in Local Repositry ---&gt; git commit -m “make a comment”</text:span></text:p>
      <text:p text:style-name="P7"/>
      <text:p text:style-name="P9">16. To back on working directory ---&gt; git reset HEAD~</text:p>
      <text:p text:style-name="P9"/>
      <text:p text:style-name="P12">git remove - rm</text:p>
      <text:p text:style-name="P9"/>
      <text:p text:style-name="P9">17. <text:span text:style-name="T8">To back a deleted file ---&gt; git reset –hard</text:span></text:p>
      <text:p text:style-name="P9"/>
      <text:p text:style-name="P10">18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13:43:35.803398758</meta:creation-date>
    <dc:date>2022-06-08T15:29:28.234971873</dc:date>
    <meta:editing-duration>PT32M2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215" meta:character-count="946" meta:non-whitespace-character-count="767"/>
  </office:meta>
</office:document-meta>
</file>